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666666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none" svg:stroke-width="0.353cm" svg:stroke-color="#ffffff" draw:marker-start-width="0.729cm" draw:marker-end-width="0.729cm" draw:fill="none" draw:textarea-horizontal-align="justify" draw:textarea-vertical-align="middle" draw:auto-grow-height="false" fo:min-height="26.44cm" fo:min-width="29.848cm" fo:padding-top="0.301cm" fo:padding-bottom="0.301cm" fo:padding-left="0.426cm" fo:padding-right="0.42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666666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style:paragraph-properties fo:text-align="center"/>
      <style:text-properties fo:font-size="500pt" style:font-size-asian="500pt" style:font-size-complex="500pt"/>
    </style:style>
    <style:style style:name="P5" style:family="paragraph">
      <loext:graphic-properties draw:fill="none"/>
      <style:paragraph-properties fo:text-align="center"/>
      <style:text-properties fo:color="#ffffff" style:font-name="DejaVu Sans Condensed" fo:font-size="500pt" style:font-size-asian="500pt" style:font-size-complex="500pt"/>
    </style:style>
    <style:style style:name="T1" style:family="text">
      <style:text-properties fo:color="#ffffff" style:font-name="DejaVu Sans Condensed" fo:font-size="500pt" style:font-size-asian="500pt" style:font-size-complex="5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87cm" svg:y="28.38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30.7cm" svg:height="27.042cm" svg:x="33.9cm" svg:y="25.458cm">
          <text:p text:style-name="P4"><text:span text:style-name="T1">&gt; _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20:52.057978892</dc:date>
    <meta:editing-duration>PT35M2S</meta:editing-duration>
    <meta:editing-cycles>10</meta:editing-cycles>
    <meta:generator>LibreOffice/6.1.5.2$Linux_X86_64 LibreOffice_project/10$Build-2</meta:generator>
    <meta:document-statistic meta:object-count="5"/>
  </office:meta>
</office:document-meta>
</file>